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da7d8" draw:textarea-horizontal-align="justify" draw:textarea-vertical-align="middle" draw:auto-grow-height="false" fo:min-height="25.15cm" fo:min-width="8.644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2.798cm" fo:min-width="7.628cm"/>
    </style:style>
    <style:style style:name="gr3" style:family="graphic" style:parent-style-name="standard">
      <style:graphic-properties draw:fill-color="#7da7d8" draw:textarea-horizontal-align="justify" draw:textarea-vertical-align="middle" draw:auto-grow-height="false" fo:min-height="18.038cm" fo:min-width="8.6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.821cm"/>
    </style:style>
    <style:style style:name="gr5" style:family="graphic" style:parent-style-name="standard">
      <style:graphic-properties draw:textarea-horizontal-align="justify" draw:textarea-vertical-align="middle" draw:auto-grow-height="false" fo:min-height="0.767cm" fo:min-width="39.125cm"/>
    </style:style>
    <style:style style:name="gr6" style:family="graphic" style:parent-style-name="standard">
      <style:graphic-properties draw:textarea-horizontal-align="justify" draw:textarea-vertical-align="middle" draw:auto-grow-height="false" fo:min-height="0.564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77cm" fo:min-width="22.201cm"/>
    </style:style>
    <style:style style:name="P1" style:family="paragraph">
      <loext:graphic-properties draw:fill-color="#7da7d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dc5e7"/>
      <style:paragraph-properties fo:text-align="center"/>
      <style:text-properties fo:font-size="18.5pt"/>
    </style:style>
    <style:style style:name="P4" style:family="paragraph">
      <loext:graphic-properties draw:fill="none" draw:fill-color="#ffffff"/>
      <style:text-properties fo:font-size="96pt" style:font-size-asian="96pt" style:font-size-complex="96pt"/>
    </style:style>
    <style:style style:name="T1" style:family="text">
      <style:text-properties fo:font-size="18.5pt"/>
    </style:style>
    <style:style style:name="T2" style:family="text">
      <style:text-properties style:text-position="super 58%" fo:font-size="18.5pt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44cm" svg:height="25.4cm" svg:x="1.143cm" svg:y="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3.048cm" svg:x="1.651cm" svg:y="17.907cm">
          <text:p text:style-name="P2"><text:span text:style-name="T1">1 kSPS and 1 MSPS, </text:span><text:span text:style-name="T1"><text:line-break/></text:span><text:span text:style-name="T1">16 bit delta-sigma AD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3.048cm" svg:x="1.651cm" svg:y="21.463cm">
          <text:p text:style-name="P2"><text:span text:style-name="T1">8</text:span><text:span text:style-name="T2">th</text:span><text:span text:style-name="T1"> order</text:span><text:span text:style-name="T1"><text:line-break/></text:span><text:span text:style-name="T1">analogue Butterworth </text:span><text:span text:style-name="T1"><text:line-break/></text:span><text:span text:style-name="T1">low-pass filter</text:span><text:span text:style-name="T1"><text:line-break/></text:span><text:span text:style-name="T1">with 250 kHz cut-off freq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3.048cm" svg:x="1.651cm" svg:y="25.019cm">
          <text:p text:style-name="P2"><text:span text:style-name="T1">Frequency-independent</text:span><text:span text:style-name="T1"><text:line-break/></text:span><text:span text:style-name="T1">fractal antenn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3.048cm" svg:x="1.651cm" svg:y="14.351cm">
          <text:p text:style-name="P2"><text:span text:style-name="T1">5 kbytes of RAM</text:span><text:span text:style-name="T1"><text:line-break/></text:span><text:span text:style-name="T1">for up to 4 seconds</text:span><text:span text:style-name="T1"><text:line-break/></text:span><text:span text:style-name="T1">of ADC resul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3.048cm" svg:x="1.651cm" svg:y="10.795cm">
          <text:p text:style-name="P2"><text:span text:style-name="T1">CPU for 3x Goertzel</text:span><text:span text:style-name="T1"><text:line-break/></text:span><text:span text:style-name="T1">with 50 calculations </text:span><text:span text:style-name="T1"><text:line-break/></text:span><text:span text:style-name="T1">per seco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3.048cm" svg:x="1.651cm" svg:y="7.239cm">
          <text:p text:style-name="P2"><text:span text:style-name="T1">360 bytes of RAM</text:span><text:span text:style-name="T1"><text:line-break/></text:span><text:span text:style-name="T1">for 1 second </text:span><text:span text:style-name="T1"><text:line-break/></text:span><text:span text:style-name="T1">of Goertzel resul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3.048cm" svg:x="1.651cm" svg:y="3.683cm">
          <text:p text:style-name="P2"><text:span text:style-name="T1">SPI slav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44cm" svg:height="18.288cm" svg:x="28.935cm" svg:y="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3.048cm" svg:x="29.443cm" svg:y="17.907cm">
          <text:p text:style-name="P2"><text:span text:style-name="T1">SPI slave </text:span><text:span text:style-name="T1"><text:line-break/></text:span><text:span text:style-name="T1">with MPCM suppor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3.048cm" svg:x="29.443cm" svg:y="14.351cm">
          <text:p text:style-name="P2"><text:span text:style-name="T1">1 kbyte of RAM to store </text:span><text:span text:style-name="T1"><text:line-break/></text:span><text:span text:style-name="T1">Goertzel parameters</text:span><text:span text:style-name="T1"><text:line-break/></text:span><text:span text:style-name="T1">and ADC clock prescal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3.048cm" svg:x="29.443cm" svg:y="10.795cm">
          <text:p text:style-name="P2"><text:span text:style-name="T1">CPU to request data and </text:span><text:span text:style-name="T1"><text:line-break/></text:span><text:span text:style-name="T1">build data packe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3.048cm" svg:x="29.443cm" svg:y="7.239cm">
          <text:p text:style-name="P2"><text:span text:style-name="T1">92 kbytes of RAM</text:span><text:span text:style-name="T1"><text:line-break/></text:span><text:span text:style-name="T1">for the Goertzel results</text:span><text:span text:style-name="T1"><text:line-break/></text:span><text:span text:style-name="T1">(for 256 channel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3.048cm" svg:x="29.443cm" svg:y="3.683cm">
          <text:p text:style-name="P2"><text:span text:style-name="T1">SPI mast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144cm" svg:height="25.4cm" svg:x="15.875cm" svg:y="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3.048cm" svg:x="16.383cm" svg:y="17.907cm">
          <text:p text:style-name="P2"><text:span text:style-name="T1">1 kSPS and 1 MSPS, </text:span><text:span text:style-name="T1"><text:line-break/></text:span><text:span text:style-name="T1">16 bit delta-sigma AD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3.048cm" svg:x="16.383cm" svg:y="21.463cm">
          <text:p text:style-name="P2"><text:span text:style-name="T1">8</text:span><text:span text:style-name="T2">th</text:span><text:span text:style-name="T1"> order</text:span><text:span text:style-name="T1"><text:line-break/></text:span><text:span text:style-name="T1">analogue Butterworth </text:span><text:span text:style-name="T1"><text:line-break/></text:span><text:span text:style-name="T1">low-pass filter</text:span><text:span text:style-name="T1"><text:line-break/></text:span><text:span text:style-name="T1">with 250 kHz cut-off freq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3.048cm" svg:x="16.383cm" svg:y="25.019cm">
          <text:p text:style-name="P2"><text:span text:style-name="T1">Frequency-independent</text:span><text:span text:style-name="T1"><text:line-break/></text:span><text:span text:style-name="T1">fractal antenn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3.048cm" svg:x="16.383cm" svg:y="14.351cm">
          <text:p text:style-name="P2"><text:span text:style-name="T1">5 kbytes of RAM </text:span><text:span text:style-name="T1"><text:line-break/></text:span><text:span text:style-name="T1">for up to 4 seconds </text:span><text:span text:style-name="T1"><text:line-break/></text:span><text:span text:style-name="T1">of ADC resul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3.048cm" svg:x="16.383cm" svg:y="10.795cm">
          <text:p text:style-name="P2"><text:span text:style-name="T1">CPU for 3x Goertzel</text:span><text:span text:style-name="T1"><text:line-break/></text:span><text:span text:style-name="T1">with 50 calculations </text:span><text:span text:style-name="T1"><text:line-break/></text:span><text:span text:style-name="T1">per seco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3.048cm" svg:x="16.383cm" svg:y="7.239cm">
          <text:p text:style-name="P2"><text:span text:style-name="T1">360 bytes of RAM</text:span><text:span text:style-name="T1"><text:line-break/></text:span><text:span text:style-name="T1">for 1 second </text:span><text:span text:style-name="T1"><text:line-break/></text:span><text:span text:style-name="T1">of Goertzel resul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3.048cm" svg:x="16.383cm" svg:y="3.683cm">
          <text:p text:style-name="P2"><text:span text:style-name="T1">SPI slave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321cm" svg:height="4.036cm" svg:x="11.557cm" svg:y="14.125cm">
          <draw:text-box>
            <text:p><text:span text:style-name="T3">...</text:span></text:p>
          </draw:text-box>
        </draw:frame>
        <draw:custom-shape draw:style-name="gr5" draw:text-style-name="P2" draw:layer="layout" svg:width="39.624cm" svg:height="1.016cm" svg:x="1.143cm" svg:y="0.889cm">
          <text:p text:style-name="P2">internal bus</text:p>
          <draw:enhanced-geometry svg:viewBox="0 0 21600 21600" draw:text-areas="0 0 21600 21600" draw:type="chevron" draw:modifiers="21357.425867507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0.635cm" svg:height="1.016cm" svg:x="5.334cm" svg:y="2.03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0.635cm" svg:height="1.016cm" svg:x="19.939cm" svg:y="2.03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0.635cm" svg:height="1.016cm" svg:x="33.126cm" svg:y="2.03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22.7cm" svg:height="1.02cm" draw:transform="rotate (-1.5707963267949) translate (40.64cm 5.969cm)">
          <text:p text:style-name="P2">external bus</text:p>
          <draw:enhanced-geometry svg:viewBox="0 0 21600 21600" draw:mirror-horizontal="false" draw:mirror-vertical="false" draw:text-areas="0 0 21600 21600" draw:type="chevron" draw:modifiers="21337.386018237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0.635cm" svg:height="1.016cm" draw:transform="rotate (-1.5707963267949) translate (39.37cm 19.17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4T10:17:37.168000000</meta:creation-date>
    <meta:editing-cycles>9</meta:editing-cycles>
    <meta:editing-duration>PT2H57M34S</meta:editing-duration>
    <dc:title>Bio Balance Detector - Proto #6 block diagram</dc:title>
    <dc:date>2018-03-13T12:40:28.773000000</dc:date>
    <meta:generator>LibreOffice/6.0.2.1$Windows_X86_64 LibreOffice_project/f7f06a8f319e4b62f9bc5095aa112a65d2f3ac89</meta:generator>
    <meta:print-date>2018-03-04T11:29:20.165000000</meta:print-date>
    <meta:document-statistic meta:object-count="29"/>
  </office:meta>
</office:document-meta>
</file>